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ubtitle">
      <style:paragraph-properties fo:text-align="end" style:justify-single-word="false"/>
      <style:text-properties style:font-name="Arial" fo:font-size="20pt" officeooo:paragraph-rsid="001376e6" style:font-size-asian="20pt" style:font-size-complex="20pt"/>
    </style:style>
    <style:style style:name="P2" style:family="paragraph" style:parent-style-name="Standard">
      <style:text-properties style:font-name="Times New Roman" fo:font-size="18pt" style:font-size-asian="18pt" style:font-name-complex="Times New Roman1" style:font-size-complex="18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Nimbus Sans" fo:font-size="28pt" fo:font-weight="bold" officeooo:rsid="001376e6" officeooo:paragraph-rsid="001376e6" style:font-name-asian="Arial Unicode MS" style:font-size-asian="28pt" style:font-weight-asian="bold" style:font-name-complex="Arial1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 Sans" fo:font-size="28pt" fo:font-weight="bold" officeooo:rsid="001376e6" officeooo:paragraph-rsid="001376e6" style:font-name-asian="Arial Unicode MS" style:font-size-asian="28pt" style:font-weight-asian="bold" style:font-name-complex="Arial1" style:font-size-complex="28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officeooo:rsid="001376e6" officeooo:paragraph-rsid="001376e6" style:font-size-asian="12pt" style:font-size-complex="12pt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2pt" officeooo:rsid="001376e6" officeooo:paragraph-rsid="00149f91" style:font-size-asian="12pt" style:font-size-complex="12pt"/>
    </style:style>
    <style:style style:name="P8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style:font-name="Arial" fo:font-size="18pt" fo:font-weight="bold" officeooo:rsid="001376e6" officeooo:paragraph-rsid="001376e6" style:font-size-asian="18pt" style:font-weight-asian="bold" style:font-size-complex="18pt" style:font-weight-complex="bold"/>
    </style:style>
    <style:style style:name="P9" style:family="paragraph" style:parent-style-name="Text_20_body">
      <style:text-properties style:font-name="Nimbus Sans" fo:font-size="28pt" fo:font-weight="bold" officeooo:rsid="007afc33" officeooo:paragraph-rsid="001376e6" style:font-name-asian="Nimbus Sans1" style:font-size-asian="28pt" style:font-weight-asian="bold" style:font-name-complex="FreeSans" style:font-size-complex="28pt" style:font-weight-complex="bold"/>
    </style:style>
    <style:style style:name="T1" style:family="text">
      <style:text-properties style:font-name-complex="Times New Roman1"/>
    </style:style>
    <style:style style:name="T2" style:family="text">
      <style:text-properties officeooo:rsid="001376e6" style:font-name-complex="Times New Roman1"/>
    </style:style>
    <style:style style:name="T3" style:family="text">
      <style:text-properties officeooo:rsid="0017d2f1" style:font-name-complex="Times New Roman1"/>
    </style:style>
    <style:style style:name="T4" style:family="text">
      <style:text-properties officeooo:rsid="00149f91" style:font-name-complex="Times New Roman1"/>
    </style:style>
    <style:style style:name="T5" style:family="text">
      <style:text-properties fo:font-style="italic" style:font-style-asian="italic" style:font-name-complex="Times New Roman1"/>
    </style:style>
    <style:style style:name="T6" style:family="text">
      <style:text-properties style:font-name-complex="Cambria Math1"/>
    </style:style>
    <style:style style:name="T7" style:family="text">
      <style:text-properties fo:font-size="18pt" officeooo:rsid="00074244" style:font-name-asian="Nimbus Sans1" style:font-size-asian="18pt" style:font-name-complex="FreeSans" style:font-size-complex="18pt"/>
    </style:style>
    <style:style style:name="T8" style:family="text">
      <style:text-properties fo:font-weight="bold" style:font-weight-asian="bold" style:font-name-complex="Times New Roman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rtfólio de Processamento</text:p>
      <text:p text:style-name="P4">de Imagens</text:p>
      <text:p text:style-name="P9"/>
      <text:p text:style-name="P1"><text:span text:style-name="T3">Gabriel Gian, </text:span><text:span text:style-name="T7">6</text:span><text:span text:style-name="T3">° período</text:span></text:p>
      <text:p text:style-name="P2"/>
      <text:p text:style-name="P5"><text:span text:style-name="T1">A filtragem de imagens pode ser resumida em dois grandes tipos de métodos para se atingir tal finalidade: o método da filtragem no domínio espacial, que se trata de uma operação direta sobre a matriz de pixels que compõe a imagem digital, fazendo uso de técnicas de convolução com máscaras. Já os métodos no domínio da frequência fazem uso da transformada de Fourier para executar modificações. </text:span></text:p>
      <text:p text:style-name="P5"><text:span text:style-name="T1">No artigo </text:span><text:span text:style-name="T5">Application of Spatial Domain Filters on Noisy Images using MATLAB, </text:span><text:span text:style-name="T1">por R. Swaminathan, publicado em janeiro de 2016 no International Journal of Computer Applications, </text:span><text:bookmark text:name="_GoBack"/><text:span text:style-name="T1">o método de filtros no domínio espacial é utilizado para a detecção e remoção de ruído em imagens. Como o ruído pode ser entendido como um processo aditivo – </text:span><text:span text:style-name="T6">𝑔</text:span><text:span text:style-name="T1">(</text:span><text:span text:style-name="T6">𝑥</text:span><text:span text:style-name="T1">,</text:span><text:span text:style-name="T6">𝑦)</text:span><text:span text:style-name="T1"> = </text:span><text:span text:style-name="T6">𝑓</text:span><text:span text:style-name="T1">(</text:span><text:span text:style-name="T6">𝑥</text:span><text:span text:style-name="T1">,</text:span><text:span text:style-name="T6">𝑦)</text:span><text:span text:style-name="T1"> + </text:span><text:span text:style-name="T6">𝑛</text:span><text:span text:style-name="T1">(</text:span><text:span text:style-name="T6">𝑥</text:span><text:span text:style-name="T1">,</text:span><text:span text:style-name="T6">𝑦</text:span><text:span text:style-name="T1">) – ou multiplicativo – </text:span><text:span text:style-name="T6">𝑔</text:span><text:span text:style-name="T2">(</text:span><text:span text:style-name="T6">𝑥</text:span><text:span text:style-name="T1">,</text:span><text:span text:style-name="T6">𝑦)</text:span><text:span text:style-name="T1"> = </text:span><text:span text:style-name="T6">𝑓</text:span><text:span text:style-name="T1">(</text:span><text:span text:style-name="T6">𝑥</text:span><text:span text:style-name="T1">,</text:span><text:span text:style-name="T6">𝑦)</text:span><text:span text:style-name="T1"> </text:span><text:span text:style-name="T6">∗</text:span><text:span text:style-name="T1"> </text:span><text:span text:style-name="T6">𝑛</text:span><text:span text:style-name="T1">(</text:span><text:span text:style-name="T6">𝑥</text:span><text:span text:style-name="T1">,</text:span><text:span text:style-name="T6">𝑦</text:span><text:span text:style-name="T1">) – de informação à imagem, como descrito pelas fórmulas, onde </text:span><text:span text:style-name="T6">𝑓 representa a imagem original, </text:span><text:span text:style-name="T1"><text:s/></text:span><text:span text:style-name="T6">𝑛 o ruído e 𝑔</text:span><text:span text:style-name="T1"> a imagem ruidosa. Todos estes tipos podem ser removidos com filtros, que são, resumidamente, formas de se rejeitar ou escolher componentes de acordo com a sua frequência. Filtros podem ser classificados como filtros baseados em convolução, estatísticas de ordem e híbridos.</text:span></text:p>
      <text:p text:style-name="P5"><text:span text:style-name="T1">Os filtros de média, mediana, Gaussiana e Wiener foram utilizados pelo pesquisador em imagens com ruído, além de cálculos de RMSE e PSNR que constataram, finalmente, a eficiência destes filtros. Um autor citado por Swaminathan aponta que o filtro de Wiener tem melhor eficácia na remoção de ruídos Gaussianos e de Poisson, ao passo que o de mediana é ainda mais eficaz. Entretanto, através dos estudos de Swaminathan, o filtro de média foi apontado como sendo mais eficaz que o de mediana para a remoção do ruído Gaussiano, uma vez que o pesquisador não fez conversões das imagens de 24 para 8-bit, aplicando os filtros diretamente em imagens 24-bit. </text:span></text:p>
      <text:p text:style-name="P5"><text:span text:style-name="T1">O autor discorre então sobre maneiras de se adaptar as equações de outros autores a respeito da caracterização da qualidade de imagens 8-bit filtradas. Tais adaptações permitem calcular com mais exatidão a qualidade dos filtros em imagens 24-bit, além da possibilidade de, assim, obter-se um único valor MSE e PSNR para uma imagem 24-bit.</text:span></text:p>
      <text:p text:style-name="P8"><text:span text:style-name="T1">REFERÊNCIAS</text:span></text:p>
      <text:p text:style-name="P6"><text:span text:style-name="T1"/></text:p>
      <text:p text:style-name="P7"><text:span text:style-name="T1">SWAMINATHAN, R. </text:span><text:span text:style-name="T8">Application of Spatial Domain Filters on Noisy Images using MATLAB</text:span><text:span text:style-name="T1">. <text:s/></text:span><text:span text:style-name="T4">I</text:span><text:span text:style-name="T1">nternational Journal of Computer Applications. </text:span><text:span text:style-name="T4">Janeiro de 2016. <text:s/></text:span><text:span text:style-name="T1">Disponí-vel em: &lt;</text:span><text:a xlink:type="simple" xlink:href="https://www.ijcaonline.org/research/volume134/" text:style-name="Internet_20_link" text:visited-style-name="Visited_20_Internet_20_Link"><text:span text:style-name="T1">https://www.ijcaonline.org/research/volume134/</text:span></text:a><text:a xlink:type="simple" xlink:href="https://www.ijcaonline.org/research/volume134/number2/" text:style-name="Internet_20_link" text:visited-style-name="Visited_20_Internet_20_Link"><text:span text:style-name="T1">number2/</text:span></text:a><text:a xlink:type="simple" xlink:href="https://www.ijcaonline.org/research/volume134/number2/swaminathan-2016-ijca-907824.pdf" text:style-name="Internet_20_link" text:visited-style-name="Visited_20_Internet_20_Link"><text:span text:style-name="T1">swaminathan-2016-ijca-907824.pdf</text:span></text:a><text:span text:style-name="T1">&gt;. Acesso em 11 de nov. de 202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Gian Fonseca Lemos</meta:initial-creator>
    <meta:editing-cycles>11</meta:editing-cycles>
    <meta:creation-date>2021-11-11T11:19:00</meta:creation-date>
    <dc:date>2021-11-17T18:52:18.046326212</dc:date>
    <meta:editing-duration>PT3H43M24S</meta:editing-duration>
    <meta:generator>LibreOffice/7.2.2.2$Linux_X86_64 LibreOffice_project/20$Build-2</meta:generator>
    <meta:document-statistic meta:table-count="0" meta:image-count="0" meta:object-count="0" meta:page-count="2" meta:paragraph-count="9" meta:word-count="395" meta:character-count="2530" meta:non-whitespace-character-count="2135"/>
    <meta:user-defined meta:name="AppVersion">15.0000</meta:user-defined>
    <meta:template xlink:type="simple" xlink:actuate="onRequest" xlink:title="Normal" xlink:href=""/>
  </office:meta>
</office:document-meta>
</file>